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15ef"/>
    </style:style>
    <style:style style:name="P2" style:family="paragraph" style:parent-style-name="Standard">
      <style:text-properties officeooo:rsid="001215ef" officeooo:paragraph-rsid="00134dd9"/>
    </style:style>
    <style:style style:name="P3" style:family="paragraph" style:parent-style-name="Standard">
      <style:text-properties officeooo:rsid="00134dd9" officeooo:paragraph-rsid="00134d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2 : Image Quilting</text:p>
      <text:p text:style-name="P2"/>
      <text:p text:style-name="P3">1. <text:s/>Randomly Sampled Texture</text:p>
      <text:p text:style-name="P3"/>
      <text:p text:style-name="P3">2. Overlapping Patches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6:48:44.616419169</meta:creation-date>
    <dc:date>2020-02-27T16:57:55.824266919</dc:date>
    <meta:editing-duration>PT9M1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2" meta:character-count="76" meta:non-whitespace-character-count="66"/>
  </office:meta>
</office:document-meta>
</file>